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34ed" officeooo:paragraph-rsid="001e34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blyyyyyy bubblyyyy 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11:38:34.457000000</meta:creation-date>
    <dc:date>2024-02-07T11:38:53.098000000</dc:date>
    <meta:editing-duration>PT22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7.6.2.1$Windows_X86_64 LibreOffice_project/56f7684011345957bbf33a7ee678afaf4d2ba333</meta:generator>
  </office:meta>
</office:document-meta>
</file>